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mbria" style:font-name-complex="Cambria" style:font-weight-complex="bold" fo:color="#000000" style:font-size-complex="14pt" fo:hyphenate="true"/>
    </style:style>
    <style:style style:name="P2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TableColumn25" style:family="table-column">
      <style:table-column-properties style:column-width="6.6201in"/>
    </style:style>
    <style:style style:name="Table24" style:family="table">
      <style:table-properties style:width="6.6201in" style:rel-width="100%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fo:background-color="#FFFFFF" style:writing-mode="lr-tb" fo:padding-top="0in" fo:padding-left="0in" fo:padding-bottom="0in" fo:padding-right="0in"/>
    </style:style>
    <style:style style:name="TableColumn29" style:family="table-column">
      <style:table-column-properties style:column-width="6.6201in"/>
    </style:style>
    <style:style style:name="Table28" style:family="table">
      <style:table-properties style:width="6.6201in" style:rel-width="100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2" style:parent-style-name="Normal" style:family="paragraph">
      <style:paragraph-properties fo:widows="2" fo:orphans="2"/>
      <style:text-properties fo:hyphenate="true"/>
    </style:style>
    <style:style style:name="T3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3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ableRow35" style:family="table-row">
      <style:table-row-properties/>
    </style:style>
    <style:style style:name="TableCell3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7" style:parent-style-name="Normal" style:family="paragraph">
      <style:paragraph-properties fo:widows="2" fo:orphans="2" style:vertical-align="auto"/>
      <style:text-properties fo:hyphenate="true"/>
    </style:style>
    <style:style style:name="T38" style:parent-style-name="DefaultParagraphFont" style:family="text">
      <style:text-properties style:font-name-asian="Times New Roman" style:font-name-complex="Times New Roman" fo:color="#333333" style:letter-kerning="false" style:language-asian="en" style:country-asian="US" style:language-complex="ar" style:country-complex="SA"/>
    </style:style>
    <style:style style:name="P39" style:parent-style-name="Normal" style:family="paragraph">
      <style:paragraph-properties fo:widows="2" fo:orphans="2" style:vertical-align="auto"/>
      <style:text-properties style:font-name-complex="Times New Roman" fo:color="#333333" fo:background-color="#FFFFFF" fo:hyphenate="true"/>
    </style:style>
    <style:style style:name="TableRow40" style:family="table-row">
      <style:table-row-properties/>
    </style:style>
    <style:style style:name="TableCell4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2" style:parent-style-name="Normal" style:family="paragraph">
      <style:paragraph-properties fo:widows="2" fo:orphans="2" style:vertical-align="auto"/>
      <style:text-properties style:font-name="Cambria" style:font-name-asian="Cambria" style:font-name-complex="Cambria" style:font-weight-complex="bold" fo:color="#000000" style:font-size-complex="14pt" fo:hyphenate="true"/>
    </style:style>
    <style:style style:name="P43" style:parent-style-name="Standard" style:family="paragraph">
      <style:text-properties fo:hyphenate="true"/>
    </style:style>
    <style:style style:name="T4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4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4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4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P48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49" style:parent-style-name="Standard" style:family="paragraph">
      <style:text-properties fo:hyphenate="true"/>
    </style:style>
    <style:style style:name="T5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P7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74" style:parent-style-name="Standard" style:family="paragraph">
      <style:text-properties fo:hyphenate="true"/>
    </style:style>
    <style:style style:name="T7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5" style:parent-style-name="Internetlink" style:family="text">
      <style:text-properties style:font-name="Cambria" style:font-name-complex="Cambria"/>
    </style:style>
    <style:style style:name="T13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P137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38" style:parent-style-name="Standard" style:family="paragraph">
      <style:text-properties fo:hyphenate="true"/>
    </style:style>
    <style:style style:name="T13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8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8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8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P187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88" style:parent-style-name="Standard" style:family="paragraph">
      <style:text-properties fo:hyphenate="true"/>
    </style:style>
    <style:style style:name="T189" style:parent-style-name="DefaultParagraphFont" style:family="text">
      <style:text-properties style:font-name="Cambria" style:font-name-complex="Cambria" fo:color="#000000" style:font-size-complex="14pt"/>
    </style:style>
    <style:style style:name="T190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1" style:parent-style-name="DefaultParagraphFont" style:family="text">
      <style:text-properties style:font-name="Cambria" style:font-name-complex="Cambria" fo:color="#000000" style:font-size-complex="14pt"/>
    </style:style>
    <style:style style:name="T192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3" style:parent-style-name="DefaultParagraphFont" style:family="text">
      <style:text-properties style:font-name="Cambria" style:font-name-complex="Cambria" fo:color="#000000" style:font-size-complex="14pt"/>
    </style:style>
    <style:style style:name="P194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95" style:parent-style-name="Standard" style:family="paragraph">
      <style:text-properties fo:hyphenate="true"/>
    </style:style>
    <style:style style:name="T196" style:parent-style-name="DefaultParagraphFont" style:family="text">
      <style:text-properties style:font-name="Cambria" style:font-name-complex="Cambria" fo:color="#000000" style:font-size-complex="14pt"/>
    </style:style>
    <style:style style:name="T197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8" style:parent-style-name="DefaultParagraphFont" style:family="text">
      <style:text-properties style:font-name="Cambria" style:font-name-complex="Cambria" fo:color="#000000" style:font-size-complex="14pt"/>
    </style:style>
    <style:style style:name="T199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0" style:parent-style-name="DefaultParagraphFont" style:family="text">
      <style:text-properties style:font-name="Cambria" style:font-name-complex="Cambria" fo:color="#000000" style:font-size-complex="14pt"/>
    </style:style>
    <style:style style:name="P201" style:parent-style-name="Standard" style:family="paragraph">
      <style:paragraph-properties>
        <style:tab-stops>
          <style:tab-stop style:type="left" style:position="3.9583in"/>
        </style:tab-stops>
      </style:paragraph-properties>
      <style:text-properties fo:hyphenate="true"/>
    </style:style>
    <style:style style:name="T202" style:parent-style-name="DefaultParagraphFont" style:family="text">
      <style:text-properties style:font-name="Cambria" style:font-name-complex="Cambria" fo:color="#000000" style:font-size-complex="14pt"/>
    </style:style>
    <style:style style:name="T203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4" style:parent-style-name="DefaultParagraphFont" style:family="text">
      <style:text-properties style:font-name="Cambria" style:font-name-complex="Cambria" fo:color="#000000" style:font-size-complex="14pt"/>
    </style:style>
    <style:style style:name="T205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6" style:parent-style-name="DefaultParagraphFont" style:family="text">
      <style:text-properties style:font-name="Cambria" style:font-name-complex="Cambria" fo:color="#000000" style:font-size-complex="14pt"/>
    </style:style>
    <style:style style:name="T207" style:parent-style-name="DefaultParagraphFont" style:family="text">
      <style:text-properties style:font-name="Cambria" style:font-name-complex="Cambria" fo:color="#000000" style:font-size-complex="14pt"/>
    </style:style>
    <style:style style:name="P208" style:parent-style-name="Standard" style:family="paragraph">
      <style:text-properties fo:hyphenate="true"/>
    </style:style>
    <style:style style:name="T209" style:parent-style-name="DefaultParagraphFont" style:family="text">
      <style:text-properties style:font-name="Cambria" style:font-name-complex="Cambria" fo:color="#000000" style:font-size-complex="14pt"/>
    </style:style>
    <style:style style:name="T210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1" style:parent-style-name="DefaultParagraphFont" style:family="text">
      <style:text-properties style:font-name="Cambria" style:font-name-complex="Cambria" fo:color="#000000" style:font-size-complex="14pt"/>
    </style:style>
    <style:style style:name="T212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3" style:parent-style-name="DefaultParagraphFont" style:family="text">
      <style:text-properties style:font-name="Cambria" style:font-name-complex="Cambria" fo:color="#000000" style:font-size-complex="14pt"/>
    </style:style>
    <style:style style:name="T214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5" style:parent-style-name="DefaultParagraphFont" style:family="text">
      <style:text-properties style:font-name="Cambria" style:font-name-complex="Cambria" fo:color="#000000" style:font-size-complex="14pt"/>
    </style:style>
    <style:style style:name="P216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217" style:parent-style-name="Standard" style:family="paragraph">
      <style:text-properties style:font-name="Cambria" style:font-name-asian="Cambria" style:font-name-complex="Cambria" fo:color="#000000" style:font-size-complex="14pt" fo:hyphenate="true"/>
    </style:style>
    <style:style style:name="P218" style:parent-style-name="Standard" style:family="paragraph">
      <style:text-properties style:font-name="Cambria" style:font-name-complex="Cambria" fo:color="#000000" style:font-size-complex="14pt" fo:hyphenate="true"/>
    </style:style>
    <style:style style:name="P219" style:parent-style-name="Standard" style:family="paragraph">
      <style:text-properties fo:hyphenate="true"/>
    </style:style>
    <style:style style:name="T220" style:parent-style-name="DefaultParagraphFont" style:family="text">
      <style:text-properties style:font-name="Cambria" style:font-name-complex="Cambria" fo:color="#000000" style:font-size-complex="14pt"/>
    </style:style>
    <style:style style:name="T221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22" style:parent-style-name="DefaultParagraphFont" style:family="text">
      <style:text-properties style:font-name="Cambria" style:font-name-complex="Cambria" fo:color="#000000" style:font-size-complex="14pt"/>
    </style:style>
    <style:style style:name="T223" style:parent-style-name="DefaultParagraphFont" style:family="text">
      <style:text-properties style:font-name="Cambria" style:font-name-complex="Cambria" fo:color="#000000" style:font-size-complex="14pt"/>
    </style:style>
    <style:style style:name="P224" style:parent-style-name="Standard" style:family="paragraph">
      <style:text-properties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tab/><text:tab/><text:tab/><text:tab/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able:table table:style-name="Table28">
              <table:table-columns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><text:span text:style-name="T33">June 8</text:span><text:span text:style-name="T34">, 2021</text:span></text:p>
                </table:table-cell>
              </table:table-row>
              <table:table-row table:style-name="TableRow35">
                <table:table-cell table:style-name="TableCell36">
                  <text:p text:style-name="P37"><text:span text:style-name="T38"><draw:frame draw:style-name="a1" draw:name="Picture 3" text:anchor-type="as-char" svg:x="0in" svg:y="0in" svg:width="0.01042in" svg:height="0.10417in" style:rel-width="scale" style:rel-height="scale"><draw:image xlink:href="media/image2.gif" xlink:type="simple" xlink:show="embed" xlink:actuate="onLoad"/><svg:title/><svg:desc>/Note</svg:desc></draw:frame></text:span></text:p>
                </table:table-cell>
              </table:table-row>
            </table:table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</table:table-row>
      </table:table>
      <text:p text:style-name="P43"><text:span text:style-name="T44">Dear</text:span><text:span text:style-name="T45"><text:s/></text:span><text:span text:style-name="T46">Kathi</text:span><text:span text:style-name="T47">,</text:span></text:p>
      <text:p text:style-name="P48"/>
      <text:p text:style-name="P49"><text:span text:style-name="T50">On</text:span><text:span text:style-name="T51"><text:s/></text:span><text:span text:style-name="T52">behalf</text:span><text:span text:style-name="T53"><text:s/></text:span><text:span text:style-name="T54">of</text:span><text:span text:style-name="T55"><text:s/></text:span><text:span text:style-name="T56">Working</text:span><text:span text:style-name="T57"><text:s/></text:span><text:span text:style-name="T58">Title</text:span><text:span text:style-name="T59"><text:s/></text:span><text:span text:style-name="T60">Playwrights,</text:span><text:span text:style-name="T61"><text:s/></text:span><text:span text:style-name="T62">I</text:span><text:span text:style-name="T63"><text:s/></text:span><text:span text:style-name="T64">thank</text:span><text:span text:style-name="T65"><text:s/></text:span><text:span text:style-name="T66">you</text:span><text:span text:style-name="T67"><text:s/></text:span><text:span text:style-name="T68">for</text:span><text:span text:style-name="T69"><text:s/></text:span><text:span text:style-name="T70">your donation of $</text:span><text:span text:style-name="T71">10</text:span><text:span text:style-name="T72">0.00, which will be contributed to the apprentice project of David Pham.</text:span></text:p>
      <text:p text:style-name="P73"/>
      <text:p text:style-name="P74"><text:span text:style-name="T75">With</text:span><text:span text:style-name="T76"><text:s/></text:span><text:span text:style-name="T77">this</text:span><text:span text:style-name="T78"><text:s/></text:span><text:span text:style-name="T79">kind</text:span><text:span text:style-name="T80"><text:s/></text:span><text:span text:style-name="T81">of</text:span><text:span text:style-name="T82"><text:s/></text:span><text:span text:style-name="T83">support,</text:span><text:span text:style-name="T84"><text:s/></text:span><text:span text:style-name="T85">WTP</text:span><text:span text:style-name="T86"><text:s/></text:span><text:span text:style-name="T87">can</text:span><text:span text:style-name="T88"><text:s/></text:span><text:span text:style-name="T89">fulfill</text:span><text:span text:style-name="T90"><text:s/></text:span><text:span text:style-name="T91">its</text:span><text:span text:style-name="T92"><text:s/></text:span><text:span text:style-name="T93">mission</text:span><text:span text:style-name="T94"><text:s/></text:span><text:span text:style-name="T95">of</text:span><text:span text:style-name="T96"><text:s/></text:span><text:span text:style-name="T97">becoming</text:span><text:span text:style-name="T98"><text:s/></text:span><text:span text:style-name="T99">the</text:span><text:span text:style-name="T100"><text:s/></text:span><text:span text:style-name="T101">leading</text:span><text:span text:style-name="T102"><text:s/></text:span><text:span text:style-name="T103">organization</text:span><text:span text:style-name="T104"><text:s/></text:span><text:span text:style-name="T105">for</text:span><text:span text:style-name="T106"><text:s/></text:span><text:span text:style-name="T107">playwrights</text:span><text:span text:style-name="T108"><text:s/></text:span><text:span text:style-name="T109">in</text:span><text:span text:style-name="T110"><text:s/></text:span><text:span text:style-name="T111">the</text:span><text:span text:style-name="T112"><text:s/></text:span><text:span text:style-name="T113">Southeast.</text:span><text:span text:style-name="T114"><text:s text:c="2"/></text:span><text:span text:style-name="T115">For</text:span><text:span text:style-name="T116"><text:s/></text:span><text:span text:style-name="T117">our</text:span><text:span text:style-name="T118"><text:s/></text:span><text:span text:style-name="T119">latest</text:span><text:span text:style-name="T120"><text:s/></text:span><text:span text:style-name="T121">news,</text:span><text:span text:style-name="T122"><text:s/></text:span><text:span text:style-name="T123">please</text:span><text:span text:style-name="T124"><text:s/></text:span><text:span text:style-name="T125">check</text:span><text:span text:style-name="T126"><text:s/></text:span><text:span text:style-name="T127">out</text:span><text:span text:style-name="T128"><text:s/></text:span><text:span text:style-name="T129">our</text:span><text:span text:style-name="T130"><text:s/></text:span><text:span text:style-name="T131">web</text:span><text:span text:style-name="T132"><text:s/></text:span><text:span text:style-name="T133">site</text:span><text:span text:style-name="T134"><text:s/>–<text:s/></text:span><text:a xlink:href="http://www.workingtitleplaywrights.com/" office:target-frame-name="_top" xlink:show="replace"><text:span text:style-name="T135">www.workingtitleplaywrights.com</text:span></text:a><text:span text:style-name="T136"><text:s text:c="3"/></text:span></text:p>
      <text:p text:style-name="P137"/>
      <text:p text:style-name="P138"><text:span text:style-name="T139">This</text:span><text:span text:style-name="T140"><text:s/></text:span><text:span text:style-name="T141">letter</text:span><text:span text:style-name="T142"><text:s/></text:span><text:span text:style-name="T143">confir</text:span><text:span text:style-name="T144">ms</text:span><text:span text:style-name="T145"><text:s/></text:span><text:span text:style-name="T146">no</text:span><text:span text:style-name="T147"><text:s/></text:span><text:span text:style-name="T148">goods</text:span><text:span text:style-name="T149"><text:s/></text:span><text:span text:style-name="T150">or</text:span><text:span text:style-name="T151"><text:s/></text:span><text:span text:style-name="T152">services</text:span><text:span text:style-name="T153"><text:s/></text:span><text:span text:style-name="T154">were</text:span><text:span text:style-name="T155"><text:s/></text:span><text:span text:style-name="T156">received</text:span><text:span text:style-name="T157"><text:s/></text:span><text:span text:style-name="T158">for</text:span><text:span text:style-name="T159"><text:s/></text:span><text:span text:style-name="T160">this</text:span><text:span text:style-name="T161"><text:s/></text:span><text:span text:style-name="T162">gift</text:span><text:span text:style-name="T163"><text:s/></text:span><text:span text:style-name="T164">and</text:span><text:span text:style-name="T165"><text:s/></text:span><text:span text:style-name="T166">that</text:span><text:span text:style-name="T167"><text:s/></text:span><text:span text:style-name="T168">your</text:span><text:span text:style-name="T169"><text:s/></text:span><text:span text:style-name="T170">contribution</text:span><text:span text:style-name="T171"><text:s/></text:span><text:span text:style-name="T172">is</text:span><text:span text:style-name="T173"><text:s/></text:span><text:span text:style-name="T174">tax</text:span><text:span text:style-name="T175"><text:s/></text:span><text:span text:style-name="T176">deductible</text:span><text:span text:style-name="T177"><text:s/></text:span><text:span text:style-name="T178">due</text:span><text:span text:style-name="T179"><text:s/></text:span><text:span text:style-name="T180">to</text:span><text:span text:style-name="T181"><text:s/></text:span><text:span text:style-name="T182">our</text:span><text:span text:style-name="T183"><text:s/></text:span><text:span text:style-name="T184">501(c)(3)</text:span><text:span text:style-name="T185"><text:s/></text:span><text:span text:style-name="T186">status.</text:span></text:p>
      <text:p text:style-name="P187"/>
      <text:p text:style-name="P188"><text:span text:style-name="T189">Very</text:span><text:span text:style-name="T190"><text:s/></text:span><text:span text:style-name="T191">truly</text:span><text:span text:style-name="T192"><text:s/></text:span><text:span text:style-name="T193">yours,</text:span></text:p>
      <text:p text:style-name="P194"/>
      <text:p text:style-name="P195"><text:span text:style-name="T196">Henry</text:span><text:span text:style-name="T197"><text:s/></text:span><text:span text:style-name="T198">W.</text:span><text:span text:style-name="T199"><text:s/></text:span><text:span text:style-name="T200">Kimmel</text:span></text:p>
      <text:p text:style-name="P201"><text:span text:style-name="T202">Board</text:span><text:span text:style-name="T203"><text:s/></text:span><text:span text:style-name="T204">President</text:span><text:span text:style-name="T205"><text:s/>–<text:s/></text:span><text:span text:style-name="T206">WTP</text:span><text:span text:style-name="T207"><text:tab/></text:span></text:p>
      <text:p text:style-name="P208"><text:span text:style-name="T209">Tax</text:span><text:span text:style-name="T210"><text:s/></text:span><text:span text:style-name="T211">i.d.</text:span><text:span text:style-name="T212"><text:s/></text:span><text:span text:style-name="T213">--</text:span><text:span text:style-name="T214"><text:s/></text:span><text:span text:style-name="T215">27-0044161</text:span></text:p>
      <text:p text:style-name="P216"/>
      <text:p text:style-name="P217"><text:s/></text:p>
      <text:p text:style-name="P218"/>
      <text:p text:style-name="P219"><text:span text:style-name="T220">Cc:</text:span><text:span text:style-name="T221"><text:s text:c="2"/></text:span><text:span text:style-name="T222">Paul Donnelly, Amber Bradshaw,<text:s/></text:span><text:span text:style-name="T223">David Pham</text:span></text:p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fo:font-size="13pt" style:font-size-asian="13pt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" style:font-name-complex="Arial" fo:font-size="11pt" style:font-size-asian="11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097in"/>
          <style:tab-stop style:type="right" style:position="6.6201in"/>
        </style:tab-stops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-DefaultParagraphFont" style:display-name="WW-Default Paragraph Font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letter-kerning="true" fo:font-size="9pt" style:font-size-asian="9pt" style:font-size-complex="8pt" style:language-asian="zh" style:country-asian="CN" style:language-complex="hi" style:country-complex="IN"/>
    </style:style>
    <style:style style:name="apple-converted-space" style:display-name="apple-converted-space" style:family="text" style:parent-style-name="DefaultParagraphFon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0.8798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02in"/>
      </style:header-style>
      <style:footer-style>
        <style:header-footer-properties style:dynamic-spacing="true" fo:min-height="0.0402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Header" style:family="paragraph">
      <style:paragraph-properties fo:text-align="center"/>
      <style:text-properties fo:font-weight="bold" style:font-weight-asian="bold"/>
    </style:style>
    <style:style style:name="P5" style:parent-style-name="Header" style:family="paragraph">
      <style:paragraph-properties fo:text-align="center"/>
      <style:text-properties fo:font-weight="bold" style:font-weight-asian="bold"/>
    </style:style>
    <style:style style:name="P6" style:parent-style-name="Header" style:family="paragraph">
      <style:paragraph-properties fo:text-align="center"/>
      <style:text-properties fo:font-weight="bold" style:font-weight-asian="bold"/>
    </style:style>
    <style:style style:name="P7" style:parent-style-name="Header" style:family="paragraph">
      <style:paragraph-properties fo:text-align="center"/>
      <style:text-properties fo:font-weight="bold" style:font-weight-asian="bold"/>
    </style:style>
    <style:style style:name="P8" style:parent-style-name="Header" style:family="paragraph">
      <style:paragraph-properties fo:text-align="center"/>
      <style:text-properties fo:font-weight="bold" style:font-weight-asian="bold"/>
    </style:style>
    <style:style style:name="P9" style:parent-style-name="Footer" style:family="paragraph">
      <style:paragraph-properties fo:text-align="end"/>
    </style:style>
    <style:style style:name="T10" style:parent-style-name="DefaultParagraphFont" style:family="text">
      <style:text-properties style:font-name="Arial" style:font-name-complex="Arial" fo:font-size="8pt" style:font-size-asian="8pt"/>
    </style:style>
    <style:style style:name="T11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2" style:parent-style-name="DefaultParagraphFont" style:family="text">
      <style:text-properties style:font-name="Arial" style:font-name-complex="Arial" fo:font-size="8pt" style:font-size-asian="8pt"/>
    </style:style>
    <style:style style:name="T13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4" style:parent-style-name="DefaultParagraphFont" style:family="text">
      <style:text-properties style:font-name="Arial" style:font-name-complex="Arial" fo:font-size="8pt" style:font-size-asian="8pt"/>
    </style:style>
    <style:style style:name="T15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6" style:parent-style-name="DefaultParagraphFont" style:family="text">
      <style:text-properties style:font-name="Arial" style:font-name-complex="Arial" fo:font-size="8pt" style:font-size-asian="8pt"/>
    </style:style>
    <style:style style:name="T17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8" style:parent-style-name="DefaultParagraphFont" style:family="text">
      <style:text-properties style:font-name="Arial" style:font-name-complex="Arial" fo:font-size="8pt" style:font-size-asian="8pt"/>
    </style:style>
    <style:style style:name="P19" style:parent-style-name="Footer" style:family="paragraph">
      <style:paragraph-properties fo:text-align="end"/>
      <style:text-properties style:font-name="Arial" style:font-name-complex="Arial" fo:font-size="8pt" style:font-size-asian="8pt"/>
    </style:style>
    <style:style style:name="P20" style:parent-style-name="Footer" style:family="paragraph">
      <style:paragraph-properties fo:text-align="end"/>
      <style:text-properties style:font-name="Arial" style:font-name-complex="Arial" fo:font-size="8pt" style:font-size-asian="8pt"/>
    </style:style>
    <style:style style:name="P21" style:parent-style-name="Footer" style:family="paragraph">
      <style:paragraph-properties fo:text-align="end"/>
      <style:text-properties fo:font-size="9.5pt" style:font-size-asian="9.5pt"/>
    </style:style>
    <style:style style:name="P22" style:parent-style-name="Footer" style:family="paragraph">
      <style:paragraph-properties fo:text-align="end"/>
      <style:text-properties fo:font-size="9.5pt" style:font-size-asian="9.5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phics1" text:anchor-type="paragraph" svg:x="0.85972in" svg:y="-0.29028in" svg:width="4.95972in" svg:height="1.11875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>We make new plays happen. . . by developing playwrights.</text:p>
      </style:header>
      <style:footer>
        <text:p text:style-name="P9"><text:span text:style-name="T10">P.O.</text:span><text:span text:style-name="T11"><text:s/></text:span><text:span text:style-name="T12">Box</text:span><text:span text:style-name="T13"><text:s/></text:span><text:span text:style-name="T14">5</text:span><text:span text:style-name="T15"><text:s/>Atlanta, <text:s/></text:span><text:span text:style-name="T16">GA</text:span><text:span text:style-name="T17"><text:s/></text:span><text:span text:style-name="T18">30301</text:span></text:p>
        <text:p text:style-name="P19">www.workingtitleplaywrights.com</text:p>
        <text:p text:style-name="P20">404.735.9132</text:p>
      </style:footer>
      <style:footer-left>
        <text:p text:style-name="P21">P.O. Box 585 Decatur, GA 30030-0585</text:p>
        <text:p text:style-name="P22">404.441.2716 <text:s text:c="2"/>managing@workingtitleplaywrights.com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TP 2007 Tentative Calendar</dc:title>
    <dc:subject/>
    <meta:initial-creator>kirsten</meta:initial-creator>
    <dc:creator>Pham, David</dc:creator>
    <meta:creation-date>2021-05-22T01:53:00Z</meta:creation-date>
    <dc:date>2021-06-08T12:25:00Z</dc:date>
    <meta:print-date>2017-01-30T18:21:00Z</meta:print-date>
    <meta:template xlink:href="Normal" xlink:type="simple"/>
    <meta:editing-cycles>10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1" meta:character-count="744" meta:row-count="5" meta:non-whitespace-character-count="634"/>
  </office:meta>
</office:document-meta>
</file>